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">
      <style:text-properties officeooo:paragraph-rsid="000ce8cb"/>
    </style:style>
    <style:style style:name="P2" style:family="paragraph" style:parent-style-name="Preformatted">
      <style:text-properties officeooo:rsid="00147837"/>
    </style:style>
    <style:style style:name="P3" style:family="paragraph" style:parent-style-name="Preformatted">
      <style:text-properties officeooo:rsid="00147837" officeooo:paragraph-rsid="00147837"/>
    </style:style>
    <style:style style:name="P4" style:family="paragraph" style:parent-style-name="Preformatted">
      <style:text-properties officeooo:rsid="00147837" officeooo:paragraph-rsid="00154a97"/>
    </style:style>
    <style:style style:name="P5" style:family="paragraph" style:parent-style-name="Preformatted">
      <style:text-properties officeooo:rsid="00147837" officeooo:paragraph-rsid="0022c10c"/>
    </style:style>
    <style:style style:name="P6" style:family="paragraph" style:parent-style-name="Preformatted">
      <style:text-properties officeooo:rsid="000abdb6"/>
    </style:style>
    <style:style style:name="P7" style:family="paragraph" style:parent-style-name="Preformatted">
      <style:text-properties officeooo:rsid="000ce8cb"/>
    </style:style>
    <style:style style:name="P8" style:family="paragraph" style:parent-style-name="Preformatted">
      <style:text-properties officeooo:rsid="0019d615"/>
    </style:style>
    <style:style style:name="P9" style:family="paragraph" style:parent-style-name="Preformatted">
      <style:text-properties officeooo:paragraph-rsid="00154a97"/>
    </style:style>
    <style:style style:name="P10" style:family="paragraph" style:parent-style-name="Preformatted">
      <style:text-properties officeooo:rsid="0022c10c" officeooo:paragraph-rsid="0022c10c"/>
    </style:style>
    <style:style style:name="P11" style:family="paragraph" style:parent-style-name="Preformatted">
      <style:text-properties officeooo:rsid="0022c10c" officeooo:paragraph-rsid="00278a45"/>
    </style:style>
    <style:style style:name="P12" style:family="paragraph" style:parent-style-name="Preformatted">
      <style:text-properties officeooo:paragraph-rsid="0023701f"/>
    </style:style>
    <style:style style:name="P13" style:family="paragraph" style:parent-style-name="Preformatted">
      <style:text-properties officeooo:rsid="00154a97" officeooo:paragraph-rsid="0022c10c"/>
    </style:style>
    <style:style style:name="P14" style:family="paragraph" style:parent-style-name="Preformatted">
      <style:text-properties officeooo:rsid="00154a97" officeooo:paragraph-rsid="00278a45"/>
    </style:style>
    <style:style style:name="P15" style:family="paragraph" style:parent-style-name="Standard">
      <style:text-properties officeooo:rsid="000ce8cb" officeooo:paragraph-rsid="000ce8cb"/>
    </style:style>
    <style:style style:name="P16" style:family="paragraph" style:parent-style-name="Standard">
      <style:paragraph-properties fo:text-align="start" style:justify-single-word="false"/>
      <style:text-properties officeooo:rsid="0006f3bf" officeooo:paragraph-rsid="0006f3bf"/>
    </style:style>
    <style:style style:name="P17" style:family="paragraph" style:parent-style-name="Standard">
      <style:text-properties officeooo:rsid="0019d615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18b2f1" officeooo:paragraph-rsid="0006f3bf" style:font-style-asian="italic" style:font-style-complex="italic"/>
    </style:style>
    <style:style style:name="P19" style:family="paragraph" style:parent-style-name="Standard">
      <style:text-properties officeooo:paragraph-rsid="0023701f"/>
    </style:style>
    <style:style style:name="P20" style:family="paragraph" style:parent-style-name="Standard">
      <style:paragraph-properties fo:text-align="start" style:justify-single-word="false"/>
      <style:text-properties officeooo:rsid="001fcca0" officeooo:paragraph-rsid="001fcca0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fcca0" officeooo:paragraph-rsid="00256bae" style:font-weight-asian="bold" style:font-weight-complex="bold"/>
    </style:style>
    <style:style style:name="P22" style:family="paragraph" style:parent-style-name="Standard">
      <style:text-properties officeooo:rsid="001cddc0" officeooo:paragraph-rsid="001cddc0"/>
    </style:style>
    <style:style style:name="P23" style:family="paragraph" style:parent-style-name="Standard">
      <style:text-properties officeooo:rsid="0023701f" officeooo:paragraph-rsid="0023701f"/>
    </style:style>
    <style:style style:name="P24" style:family="paragraph" style:parent-style-name="Standard">
      <style:text-properties officeooo:paragraph-rsid="002983a1"/>
    </style:style>
    <style:style style:name="P25" style:family="paragraph" style:parent-style-name="Text_20_body">
      <style:text-properties officeooo:rsid="001e0470"/>
    </style:style>
    <style:style style:name="P26" style:family="paragraph" style:parent-style-name="Standard" style:list-style-name="L1">
      <style:text-properties officeooo:paragraph-rsid="000ce8cb"/>
    </style:style>
    <style:style style:name="P27" style:family="paragraph" style:parent-style-name="Standard" style:list-style-name="L2"/>
    <style:style style:name="P28" style:family="paragraph" style:parent-style-name="Standard" style:list-style-name="L2">
      <style:text-properties officeooo:rsid="000abdb6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0e54fb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2610d2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147837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2e478b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06f3bf" officeooo:paragraph-rsid="001fcca0"/>
    </style:style>
    <style:style style:name="P34" style:family="paragraph" style:parent-style-name="Standard" style:list-style-name="L5">
      <style:text-properties officeooo:paragraph-rsid="0027d518"/>
    </style:style>
    <style:style style:name="P35" style:family="paragraph" style:parent-style-name="Standard" style:list-style-name="L5">
      <style:text-properties officeooo:paragraph-rsid="002f16f2"/>
    </style:style>
    <style:style style:name="P36" style:family="paragraph" style:parent-style-name="Heading_20_1">
      <style:text-properties officeooo:rsid="001fcca0" officeooo:paragraph-rsid="001fcca0"/>
    </style:style>
    <style:style style:name="P37" style:family="paragraph" style:parent-style-name="Preformatted">
      <style:text-properties officeooo:rsid="002610d2" officeooo:paragraph-rsid="0022c10c"/>
    </style:style>
    <style:style style:name="P38" style:family="paragraph" style:parent-style-name="Preformatted">
      <style:text-properties officeooo:rsid="002610d2" officeooo:paragraph-rsid="00278a45"/>
    </style:style>
    <style:style style:name="P39" style:family="paragraph" style:parent-style-name="Preformatted">
      <style:text-properties officeooo:rsid="00147837" officeooo:paragraph-rsid="00278a45"/>
    </style:style>
    <style:style style:name="P40" style:family="paragraph" style:parent-style-name="Preformatted">
      <style:text-properties officeooo:rsid="00147837" officeooo:paragraph-rsid="002d08cd"/>
    </style:style>
    <style:style style:name="P41" style:family="paragraph" style:parent-style-name="Preformatted">
      <style:text-properties officeooo:paragraph-rsid="002e478b"/>
    </style:style>
    <style:style style:name="P42" style:family="paragraph" style:parent-style-name="Preformatted">
      <style:text-properties officeooo:rsid="0019d615" officeooo:paragraph-rsid="00278a45"/>
    </style:style>
    <style:style style:name="P43" style:family="paragraph" style:parent-style-name="Heading_20_2">
      <style:text-properties officeooo:paragraph-rsid="000fbec3"/>
    </style:style>
    <style:style style:name="T1" style:family="text">
      <style:text-properties officeooo:rsid="000524e8"/>
    </style:style>
    <style:style style:name="T2" style:family="text">
      <style:text-properties officeooo:rsid="0006f3bf"/>
    </style:style>
    <style:style style:name="T3" style:family="text">
      <style:text-properties officeooo:rsid="000abdb6"/>
    </style:style>
    <style:style style:name="T4" style:family="text">
      <style:text-properties officeooo:rsid="000c3e3a"/>
    </style:style>
    <style:style style:name="T5" style:family="text">
      <style:text-properties officeooo:rsid="000ce8cb"/>
    </style:style>
    <style:style style:name="T6" style:family="text">
      <style:text-properties style:font-name="Liberation Mono" officeooo:rsid="000ce8cb"/>
    </style:style>
    <style:style style:name="T7" style:family="text">
      <style:text-properties style:font-name="Liberation Mono" officeooo:rsid="0023701f"/>
    </style:style>
    <style:style style:name="T8" style:family="text">
      <style:text-properties fo:font-style="italic" officeooo:rsid="000ce8cb" style:font-style-asian="italic" style:font-style-complex="italic"/>
    </style:style>
    <style:style style:name="T9" style:family="text">
      <style:text-properties fo:font-style="italic" officeooo:rsid="000e54fb" style:font-style-asian="italic" style:font-style-complex="italic"/>
    </style:style>
    <style:style style:name="T10" style:family="text">
      <style:text-properties fo:font-style="italic" officeooo:rsid="00147837" style:font-style-asian="italic" style:font-style-complex="italic"/>
    </style:style>
    <style:style style:name="T11" style:family="text">
      <style:text-properties fo:font-style="italic" officeooo:rsid="0023701f" style:font-style-asian="italic" style:font-style-complex="italic"/>
    </style:style>
    <style:style style:name="T12" style:family="text">
      <style:text-properties fo:font-style="italic" officeooo:rsid="002610d2" style:font-style-asian="italic" style:font-style-complex="italic"/>
    </style:style>
    <style:style style:name="T13" style:family="text">
      <style:text-properties fo:font-style="italic" officeooo:rsid="0027d518" style:font-style-asian="italic" style:font-style-complex="italic"/>
    </style:style>
    <style:style style:name="T14" style:family="text">
      <style:text-properties fo:font-style="italic" officeooo:rsid="002a2033" style:font-style-asian="italic" style:font-style-complex="italic"/>
    </style:style>
    <style:style style:name="T15" style:family="text">
      <style:text-properties fo:font-style="italic" officeooo:rsid="002e478b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256bae" style:font-style-asian="italic" style:font-style-complex="italic"/>
    </style:style>
    <style:style style:name="T17" style:family="text">
      <style:text-properties fo:font-style="italic" fo:font-weight="normal" officeooo:rsid="002f16f2" style:font-style-asian="italic" style:font-weight-asian="normal" style:font-style-complex="italic" style:font-weight-complex="normal"/>
    </style:style>
    <style:style style:name="T18" style:family="text">
      <style:text-properties officeooo:rsid="000e54fb"/>
    </style:style>
    <style:style style:name="T19" style:family="text">
      <style:text-properties officeooo:rsid="000fbec3"/>
    </style:style>
    <style:style style:name="T20" style:family="text">
      <style:text-properties officeooo:rsid="00147837"/>
    </style:style>
    <style:style style:name="T21" style:family="text">
      <style:text-properties officeooo:rsid="00154a97"/>
    </style:style>
    <style:style style:name="T22" style:family="text">
      <style:text-properties officeooo:rsid="0018168c"/>
    </style:style>
    <style:style style:name="T23" style:family="text">
      <style:text-properties fo:font-style="normal" officeooo:rsid="00234e35" style:font-style-asian="normal" style:font-style-complex="normal"/>
    </style:style>
    <style:style style:name="T24" style:family="text">
      <style:text-properties fo:font-style="normal" officeooo:rsid="002610d2" style:font-style-asian="normal" style:font-style-complex="normal"/>
    </style:style>
    <style:style style:name="T25" style:family="text">
      <style:text-properties officeooo:rsid="0018ffa8"/>
    </style:style>
    <style:style style:name="T26" style:family="text">
      <style:text-properties officeooo:rsid="0019d615"/>
    </style:style>
    <style:style style:name="T27" style:family="text">
      <style:text-properties officeooo:rsid="001e0470"/>
    </style:style>
    <style:style style:name="T28" style:family="text">
      <style:text-properties officeooo:rsid="0022996b"/>
    </style:style>
    <style:style style:name="T29" style:family="text">
      <style:text-properties officeooo:rsid="0022c10c"/>
    </style:style>
    <style:style style:name="T30" style:family="text">
      <style:text-properties officeooo:rsid="00234e35"/>
    </style:style>
    <style:style style:name="T31" style:family="text">
      <style:text-properties officeooo:rsid="0023701f"/>
    </style:style>
    <style:style style:name="T32" style:family="text">
      <style:text-properties officeooo:rsid="00256bae"/>
    </style:style>
    <style:style style:name="T33" style:family="text">
      <style:text-properties officeooo:rsid="0025a94d"/>
    </style:style>
    <style:style style:name="T34" style:family="text">
      <style:text-properties fo:font-weight="normal" officeooo:rsid="00256bae" style:font-weight-asian="normal" style:font-weight-complex="normal"/>
    </style:style>
    <style:style style:name="T35" style:family="text">
      <style:text-properties fo:font-weight="normal" officeooo:rsid="002f16f2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officeooo:rsid="0025a94d"/>
    </style:style>
    <style:style style:name="T37" style:family="text">
      <style:text-properties style:text-underline-style="solid" style:text-underline-width="auto" style:text-underline-color="font-color" officeooo:rsid="00256bae"/>
    </style:style>
    <style:style style:name="T38" style:family="text">
      <style:text-properties officeooo:rsid="002610d2"/>
    </style:style>
    <style:style style:name="T39" style:family="text">
      <style:text-properties officeooo:rsid="0027d518"/>
    </style:style>
    <style:style style:name="T40" style:family="text">
      <style:text-properties officeooo:rsid="00293f33"/>
    </style:style>
    <style:style style:name="T41" style:family="text">
      <style:text-properties officeooo:rsid="002983a1"/>
    </style:style>
    <style:style style:name="T42" style:family="text">
      <style:text-properties officeooo:rsid="002a2033"/>
    </style:style>
    <style:style style:name="T43" style:family="text">
      <style:text-properties officeooo:rsid="002b3695"/>
    </style:style>
    <style:style style:name="T44" style:family="text">
      <style:text-properties officeooo:rsid="002d08cd"/>
    </style:style>
    <style:style style:name="T45" style:family="text">
      <style:text-properties officeooo:rsid="002e478b"/>
    </style:style>
    <style:style style:name="T46" style:family="text">
      <style:text-properties officeooo:rsid="003223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Interprocess message specification</text:span><text:span text:style-name="T27">s</text:span></text:h>
      <text:h text:style-name="P36" text:outline-level="1">V 1.0</text:h>
      <text:p text:style-name="P25"/>
      <text:p text:style-name="P20">The major revision number of this document should match the major revision number of the associated flowchart.</text:p>
      <text:p text:style-name="P20"/>
      <text:p text:style-name="P21"><text:span text:style-name="T32">NOTE: </text:span><text:span text:style-name="T34">As of Feb 1, 2014, we've switched around our job/task terminology so that it (hopefully) makes more sense.</text:span><text:span text:style-name="T32"> </text:span><text:span text:style-name="T36">A</text:span><text:span text:style-name="T37"> </text:span><text:span text:style-name="T16">Job</text:span><text:span text:style-name="T37"> is composed of 6k </text:span><text:span text:style-name="T16">Tasks</text:span><text:span text:style-name="T37">. Users submit </text:span><text:span text:style-name="T16">Jobs;</text:span><text:span text:style-name="T37"> worker nodes process </text:span><text:span text:style-name="T16">Tasks</text:span><text:span text:style-name="T37">.</text:span><text:span text:style-name="T32"> </text:span><text:span text:style-name="T34">This change has been made in both this document and the accompanying diagram document.</text:span></text:p>
      <text:h text:style-name="Heading_20_2" text:outline-level="2"><text:span text:style-name="T31">Job</text:span><text:span text:style-name="T2"> Queu</text:span><text:span text:style-name="T19">e Message Specification</text:span></text:h>
      <text:p text:style-name="P3">{</text:p>
      <text:p text:style-name="P1"><text:span text:style-name="T3"><text:s text:c="2"/></text:span><text:span text:style-name="T6">"</text:span><text:span text:style-name="T7">Job</text:span><text:span text:style-name="T5">ID</text:span><text:span text:style-name="T6">"</text:span><text:span text:style-name="T3"> : </text:span><text:span text:style-name="T6">"</text:span><text:span text:style-name="T3">My </text:span><text:span text:style-name="T31">Job</text:span><text:span text:style-name="T3"> </text:span><text:span text:style-name="T5">ID</text:span><text:span text:style-name="T6">"</text:span><text:span text:style-name="T3">,</text:span></text:p>
      <text:p text:style-name="P1"><text:span text:style-name="T3"><text:s text:c="2"/></text:span><text:span text:style-name="T6">"</text:span><text:span text:style-name="T3">operations</text:span><text:span text:style-name="T6">"</text:span><text:span text:style-name="T3"> : {},</text:span></text:p>
      <text:p text:style-name="P1"><text:span text:style-name="T3"><text:s text:c="2"/></text:span><text:span text:style-name="T6">"</text:span><text:span text:style-name="T3">??</text:span><text:span text:style-name="T6">"</text:span><text:span text:style-name="T3"> : </text:span><text:span text:style-name="T6">"</text:span><text:span text:style-name="T3">??</text:span><text:span text:style-name="T6">"</text:span><text:span text:style-name="T3"> </text:span></text:p>
      <text:p text:style-name="P6">}</text:p>
      <text:p text:style-name="P6"/>
      <text:list xml:id="list9741276211" text:style-name="L1">
        <text:list-item>
          <text:p text:style-name="P26"><text:span text:style-name="T11">Job</text:span><text:span text:style-name="T8"> ID</text:span><text:span text:style-name="T5"> is a UUID, generated by the </text:span><text:span text:style-name="T31">job</text:span><text:span text:style-name="T5">-initiating application, which will be used to identify this </text:span><text:span text:style-name="T31">job</text:span><text:span text:style-name="T5"> from start to finish. All </text:span><text:span text:style-name="T31">tasks</text:span><text:span text:style-name="T5">, results, and reports generated from this </text:span><text:span text:style-name="T31">Job</text:span><text:span text:style-name="T5"> will be tagged with this ID.</text:span></text:p>
        </text:list-item>
        <text:list-item>
          <text:p text:style-name="P26"><text:span text:style-name="T8">operations</text:span><text:span text:style-name="T5"> is</text:span><text:span text:style-name="T3"> a </text:span><text:span text:style-name="T4">hash</text:span><text:span text:style-name="T3"> such as we provide to the management ops validator </text:span></text:p>
        </text:list-item>
      </text:list>
      <text:p text:style-name="P15">What else should go in here?</text:p>
      <text:list xml:id="list793656560" text:style-name="L2">
        <text:list-item>
          <text:p text:style-name="P28">Something providing field geometry, etc. ?</text:p>
        </text:list-item>
        <text:list-item>
          <text:p text:style-name="P27"><text:span text:style-name="T18">A </text:span><text:span text:style-name="T9">Final Action</text:span><text:span text:style-name="T18">, such as a u</text:span><text:span text:style-name="T3">rl to post report to? Email address? Something indicating where results are sent or how the client is notified that the task is done ?</text:span></text:p>
        </text:list-item>
      </text:list>
      <text:h text:style-name="P43" text:outline-level="2"><text:span text:style-name="T2">Report Gen Queue</text:span><text:span text:style-name="T19"> Message Specification</text:span></text:h>
      <text:p text:style-name="P4">{</text:p>
      <text:p text:style-name="P7"><text:s text:c="2"/>"<text:span text:style-name="T43">job_id</text:span>" : "My <text:span text:style-name="T31">Job</text:span> ID", </text:p>
      <text:p text:style-name="Preformatted"><text:span text:style-name="T5"><text:s text:c="2"/>"</text:span><text:span text:style-name="T43">task_ids</text:span><text:span text:style-name="T5">" : ["</text:span><text:span text:style-name="T31">Task</text:span><text:span text:style-name="T5">ID_0","</text:span><text:span text:style-name="T31">Task</text:span><text:span text:style-name="T5">ID_1","</text:span><text:span text:style-name="T31">Task</text:span><text:span text:style-name="T5">ID_...","</text:span><text:span text:style-name="T31">Task</text:span><text:span text:style-name="T5">ID_5999"]</text:span></text:p>
      <text:p text:style-name="P7">}</text:p>
      <text:p text:style-name="P18"/>
      <text:list xml:id="list1101175848" text:style-name="L3">
        <text:list-item>
          <text:p text:style-name="P29"><text:span text:style-name="T11">Job</text:span><text:span text:style-name="T9"> ID</text:span><text:span text:style-name="T18"> is the same </text:span><text:span text:style-name="T31">Job</text:span><text:span text:style-name="T18"> ID as in the </text:span><text:span text:style-name="T31">Job</text:span><text:span text:style-name="T18"> Queue. </text:span><text:span text:style-name="T28">This is the name of the queue that report handler's subprocess for this </text:span><text:span text:style-name="T31">job</text:span><text:span text:style-name="T28"> will poll for </text:span><text:span text:style-name="T31">task</text:span><text:span text:style-name="T28"> results</text:span></text:p>
        </text:list-item>
        <text:list-item>
          <text:p text:style-name="P29"><text:span text:style-name="T11">Task</text:span><text:span text:style-name="T9"> IDs</text:span><text:span text:style-name="T18"> is an array of unique </text:span><text:span text:style-name="T31">task</text:span><text:span text:style-name="T18"> ids, each of which is a UUID generated by the GIS Query Node</text:span></text:p>
        </text:list-item>
        <text:list-item>
          <text:p text:style-name="P29"><text:span text:style-name="T9">Final Action</text:span><text:span text:style-name="T18"> (or something similar). See comment in </text:span><text:span text:style-name="T31">Job</text:span><text:span text:style-name="T18"> Queue section</text:span></text:p>
        </text:list-item>
      </text:list>
      <text:h text:style-name="P43" text:outline-level="2"><text:span text:style-name="T31">Task</text:span><text:span text:style-name="T2"> Queue</text:span><text:span text:style-name="T19"> Message Specification</text:span></text:h>
      <text:p text:style-name="P10">---</text:p>
      <text:p text:style-name="P10">EZQ:</text:p>
      <text:p text:style-name="P13"><text:span text:style-name="T29"><text:s text:c="2"/></text:span><text:span text:style-name="T20">result_queue_name: </text:span><text:span text:style-name="T25">My </text:span><text:span text:style-name="T31">Job</text:span><text:span text:style-name="T25"> ID</text:span></text:p>
      <text:p text:style-name="P13"><text:span text:style-name="T25"><text:s text:c="2"/></text:span><text:span text:style-name="T38">get_s3_files:</text:span></text:p>
      <text:p text:style-name="P37"><text:s text:c="2"/>- bucket: Input_Bucket</text:p>
      <text:p text:style-name="P37"><text:s text:c="4"/>key: filename_1</text:p>
      <text:p text:style-name="P37"><text:s text:c="2"/>- bucket: Input_Bucket</text:p>
      <text:p text:style-name="P37"><text:s text:c="4"/>key: filename_2</text:p>
      <text:p text:style-name="P37"><text:s text:c="2"/>etc.</text:p>
      <text:p text:style-name="P37"/>
      <text:p text:style-name="P37"><text:s text:c="2"/>put_s3_files:</text:p>
      <text:p text:style-name="P37"><text:s text:c="2"/>- bucket: Result_Bucket</text:p>
      <text:p text:style-name="P37"><text:s text:c="4"/>key: result_file_n</text:p>
      <text:p text:style-name="P37"><text:s text:c="4"/>filename: local_result_file_n</text:p>
      <text:p text:style-name="P37"><text:s text:c="2"/>etc.</text:p>
      <text:p text:style-name="P5">...</text:p>
      <text:p text:style-name="P9"><text:span text:style-name="T21">{ </text:span><text:span text:style-name="T20"><text:s/></text:span></text:p>
      <text:p text:style-name="P40"><text:soft-page-break/><text:s text:c="2"/><text:span text:style-name="T44">"task_id" = </text:span>"<text:span text:style-name="T44">Integer ID for this cell/task</text:span>", </text:p>
      <text:p text:style-name="P40"><text:span text:style-name="T44"><text:s text:c="2"/>"boundary" = "",</text:span></text:p>
      <text:p text:style-name="P40"><text:span text:style-name="T44"><text:s text:c="2"/>"cokey" = "",</text:span></text:p>
      <text:p text:style-name="P40"><text:span text:style-name="T44"><text:s text:c="2"/>"soil" = "",</text:span></text:p>
      <text:p text:style-name="P40"><text:span text:style-name="T44"><text:s text:c="2"/>"skel" = "",</text:span></text:p>
      <text:p text:style-name="P40"><text:span text:style-name="T44"><text:s text:c="2"/>"slope" = 0.0,</text:span></text:p>
      <text:p text:style-name="P40"><text:span text:style-name="T44"><text:s text:c="2"/>"yields" = [crop1,yield1,crop2,yield2,(...,...)]</text:span></text:p>
      <text:p text:style-name="P2">}</text:p>
      <text:p text:style-name="P16"/>
      <text:list xml:id="list2040653954" text:style-name="L4">
        <text:list-item>
          <text:p text:style-name="P30"><text:span text:style-name="T23">The initial </text:span><text:span text:style-name="T24">section</text:span><text:span text:style-name="T23"> between --- and … is a YAML </text:span><text:span text:style-name="T24">preamble</text:span><text:span text:style-name="T23"> containing EZQ directives. </text:span></text:p>
        </text:list-item>
        <text:list-item>
          <text:p text:style-name="P30"><text:span text:style-name="T10">result_queue_name</text:span><text:span text:style-name="T20"> tell</text:span><text:span text:style-name="T30">s EZQ</text:span><text:span text:style-name="T20"> to place the results of this </text:span><text:span text:style-name="T31">task</text:span><text:span text:style-name="T20"> into the named queue. This name should be set to the </text:span><text:span text:style-name="T45">job_id</text:span><text:span text:style-name="T20">, </text:span><text:span text:style-name="T22">as</text:span><text:span text:style-name="T20"> that is the name of the results queue created by GIS Query Node for this </text:span><text:span text:style-name="T31">job</text:span></text:p>
        </text:list-item>
        <text:list-item>
          <text:p text:style-name="P30"><text:span text:style-name="T38">The </text:span><text:span text:style-name="T12">get_s3_files</text:span><text:span text:style-name="T38"> block in the EZQ preamble lists all the input files needed for this task that have been cached in S3</text:span></text:p>
        </text:list-item>
        <text:list-item>
          <text:p text:style-name="P30"><text:span text:style-name="T38">The </text:span><text:span text:style-name="T12">put_s3_files</text:span><text:span text:style-name="T38"> block in the EZQ preamble lists all the result files that should be sent back out to S3</text:span></text:p>
        </text:list-item>
        <text:list-item>
          <text:p text:style-name="P31"><text:span text:style-name="T15">t</text:span><text:span text:style-name="T11">ask_</text:span><text:span text:style-name="T15">id</text:span><text:span text:style-name="T20"> is a</text:span><text:span text:style-name="T45">n integer </text:span><text:span text:style-name="T20">matching one of those in the </text:span><text:span text:style-name="T45">task_id</text:span><text:span text:style-name="T20">s array of a Report Gen Queue message</text:span></text:p>
        </text:list-item>
        <text:list-item>
          <text:p text:style-name="P32"><text:span text:style-name="T45">Everything else is a direct output of Pre-Grid process and represents information the worker must have to complete its task.</text:span></text:p>
          <text:p text:style-name="P33"/>
        </text:list-item>
      </text:list>
      <text:h text:style-name="Heading_20_2" text:outline-level="2"><text:span text:style-name="T2">Results Queue</text:span><text:span text:style-name="T19"> Message Specification</text:span></text:h>
      <text:p text:style-name="P11">---</text:p>
      <text:p text:style-name="P11">EZQ:</text:p>
      <text:p text:style-name="P14"><text:span text:style-name="T25"><text:s text:c="2"/></text:span><text:span text:style-name="T38">get_s3_files:</text:span></text:p>
      <text:p text:style-name="P38"><text:s text:c="2"/>- bucket: Result_Bucket</text:p>
      <text:p text:style-name="P38"><text:s text:c="4"/>key: result_file_n</text:p>
      <text:p text:style-name="P38"><text:s text:c="2"/>etc.</text:p>
      <text:p text:style-name="P39">…</text:p>
      <text:p text:style-name="P42">{ </text:p>
      <text:p text:style-name="P41"><text:span text:style-name="T26"><text:s text:c="2"/>"</text:span><text:span text:style-name="T45">cell_id</text:span><text:span text:style-name="T26">" : </text:span><text:span text:style-name="T26">"</text:span><text:span text:style-name="T44">Integer ID for this cell/task</text:span><text:span text:style-name="T26">",</text:span></text:p>
      <text:p text:style-name="P41"><text:span text:style-name="T45"><text:s text:c="2"/></text:span><text:span text:style-name="T26">"</text:span><text:span text:style-name="T45">sci</text:span><text:span text:style-name="T26">" : </text:span><text:span text:style-name="T45">1.234</text:span><text:span text:style-name="T26">,</text:span></text:p>
      <text:p text:style-name="P41"><text:span text:style-name="T26"><text:s text:c="2"/>"</text:span><text:span text:style-name="T45">eros</text:span><text:span text:style-name="T26">" : </text:span><text:span text:style-name="T45">2.345</text:span></text:p>
      <text:p text:style-name="P8">}</text:p>
      <text:p text:style-name="P17"/>
      <text:list xml:id="list1125588358" text:style-name="L5">
        <text:list-item>
          <text:p text:style-name="P34"><text:span text:style-name="T39">The </text:span><text:span text:style-name="T13">get_s3_files</text:span><text:span text:style-name="T39"> block in the EZQ preamble lists the files that were cached in S3 based on the </text:span><text:span text:style-name="T13">put_s3_files</text:span><text:span text:style-name="T39"> directive from the Task Queue Message. Report </text:span><text:span text:style-name="T40">Handler</text:span><text:span text:style-name="T39"> will download these files and process them as results.</text:span></text:p>
        </text:list-item>
        <text:list-item>
          <text:p text:style-name="P35"><text:span text:style-name="T17">cell_id</text:span><text:span text:style-name="T35"> is the same as task_id everywhere else in this document. Once we have decided which terminology we want to use, we can standardize this to one of the other.</text:span></text:p>
        </text:list-item>
        <text:list-item>
          <text:p text:style-name="P35"><text:span text:style-name="T35">The other pieces are the RUSLE2 outputs.</text:span></text:p>
        </text:list-item>
      </text:list>
      <text:p text:style-name="P22"/>
      <text:p text:style-name="P22"/>
      <text:h text:style-name="Heading_20_2" text:outline-level="2"><text:span text:style-name="T31">pf_msg</text:span><text:span text:style-name="T33"> Specification</text:span></text:h>
      <text:p text:style-name="P12"><text:span text:style-name="T26">"</text:span><text:span text:style-name="T31">push_file: bucket,filename</text:span><text:span text:style-name="T26">"</text:span></text:p>
      <text:p text:style-name="P23"/>
      <text:p text:style-name="P19"><text:span text:style-name="T31">This message is placed on STDOUT by the Pre-Grid program, indicating a that the file </text:span><text:span text:style-name="T11">filename </text:span><text:span text:style-name="T31">placed on local storage should be uploaded to the S3 bucket </text:span><text:span text:style-name="T11">bucket</text:span><text:span text:style-name="T31">. </text:span><text:span text:style-name="T42">Job_Breaker will store the location information for each of these files so that it can add the appropriate </text:span><text:span text:style-name="T14">get_s3_files</text:span><text:span text:style-name="T42"> section to the message preamble.</text:span></text:p>
      <text:h text:style-name="Heading_20_2" text:outline-level="2"><text:span text:style-name="T31">em_msg </text:span><text:span text:style-name="T33">Specification</text:span></text:h>
      <text:p text:style-name="P12"><text:span text:style-name="T26">"</text:span><text:span text:style-name="T31">{...message...}</text:span><text:span text:style-name="T26">"</text:span></text:p>
      <text:p text:style-name="P17"/>
      <text:p text:style-name="P24"><text:span text:style-name="T31">This message is placed on STDOUT by the Pre-Grid program, indicating the JSON message </text:span><text:span text:style-name="T11">{...message...}</text:span><text:span text:style-name="T31"> should be placed into the Task Queue. </text:span><text:span text:style-name="T41">Job_Breaker will automatically prepend a suitable EZQ preamble as detailed in </text:span><text:span text:style-name="T31">Task</text:span><text:span text:style-name="T2"> Queue</text:span><text:span text:style-name="T19"> Message Specif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" style:family="paragraph" style:parent-style-name="Standard" style:class="text" style:master-page-name="">
      <style:paragraph-properties style:page-number="auto">
        <style:tab-stops/>
      </style:paragraph-properties>
      <style:text-properties style:font-name="Liberation Mono" fo:font-size="9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n </meta:initial-creator>
    <meta:creation-date>2014-01-17T13:40:28</meta:creation-date>
    <dc:date>2014-03-23T23:56:22</dc:date>
    <dc:creator>penn </dc:creator>
    <meta:editing-duration>PT2H31M22S</meta:editing-duration>
    <meta:editing-cycles>45</meta:editing-cycles>
    <meta:generator>LibreOffice/3.6$Linux_X86_64 LibreOffice_project/360m1$Build-2</meta:generator>
    <meta:document-statistic meta:table-count="0" meta:image-count="0" meta:object-count="0" meta:page-count="2" meta:paragraph-count="76" meta:word-count="663" meta:character-count="3937" meta:non-whitespace-character-count="3286"/>
  </office:meta>
</office:document-meta>
</file>